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Heading_20_2" style:master-page-name="MP0">
      <style:paragraph-properties fo:text-align="center" style:justify-single-word="false" style:page-number="auto" fo:break-before="pag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bookmark-start text:name="h.acj1csypvzeq"/>EXECUTIVE<text:bookmark-end text:name="h.acj1csypvzeq"/> SUMMARY</text:h>
      <text:p text:style-name="P1"/>
      <text:p text:style-name="Standard">Every year the lives of millions of people across the globe are significantly affected by various widespread crises. The effects of these tragedies are almost always long term, and there are usually organizations that continue to provide aid for as long as it is needed. Yet, the media will cover a crisis extensively for only a few weeks before another topic comes into vogue and the crisis is no longer mentioned. <text:s/>Unfortunately, the public consciousness in the developed parts of the world has a short attention span and the people affected by these crises are quickly forgotten by the individuals most capable of providing the resources needed. <text:s/>As a consequence, these organizations begin to lose funding once news sources move on to the next “hip” topic, while the effects of the crisis continue without the support needed.</text:p>
      <text:p text:style-name="Standard">The goal of this project is to build a website to track and aggregate information about recent and ongoing crises, the people affected, along with information about the organizations involved. This is an effort to keep these events and the people affected in the peripheral vision of the public consciousness. Accordingly, the site does not only contain a compilation of data on the events that occurred, but also provides research on the current status of the people, places, and organizations involved. More importantly, it provides links and contact information for those organizations involved in providing aid. In this way, the site goes beyond just raising awareness and is extended to providing concrete information that every visitor to the website can use to get involved. We have also provided information on key public figures that are involved. This is to provide role-model-like examples that users are already familiar with (chiefly for motivation) or, in the case of militant and terrorist crises, to give information on the people behind the atrocities that have been committed.</text:p>
      <text:p text:style-name="Standard">In keeping with our aims, the site emulates the IMDB website design in that each page has information about a single crisis, organization, or person including statistics, summarized data, pictures, videos, and links to external sites that can assist users in getting involved. Every page also links to related pages on our website. So, if a user is looking at data on a particular crisis, say the earthquakes near Christchurch, Haiti, the page contains a link to every organization contained in the database that is involved in the rebuilding of these communities and, accordingly, each of these pages contains information on the work that organization does and its contact information and, of course, a link leading back to the earthquakes.</text:p>
      <text:p text:style-name="Standard">To import data into the site, we used an XML instance, which must conform to a precisely defined XSD schema. This includes support for updating and merging data for entities already stored in the data base.XML. After being imported, the new data is then parsed using the ElementTree interface, and then stored into Google App Engine (via Datastore models). The export feature displays an XML instance in the browser that <text:soft-page-break/>allows the user to get access to all of the data and links stored in our website. The data in any instance file that does not conform to our schema will not be imported into the website. There is currently no device to insure the correctness of imported data.</text:p>
      <text:p text:style-name="P1"><text:tab/>Of course, the site needs to be both attractive and easy to use. Navigation must be intuitive and each page should be compact and free of clutter. We did not want any part of our presentation to become a barrier to the information we are providing. To do this we used page templates to conform the information contained in the database to be displayed in a consistent fashion. This allowed us to make the site update itself dynamically as data is imported, but it also made things cleaner, which is allows for a more attractive website. We implemented a search feature, which is an essential component of any website, but it is especially important for our goals. What good is a database of crises if a user cannot easily find the particular crisis in which they are interested? <text:s/>Additionally, we provide browsing tools for each of the page types.</text:p>
      <text:p text:style-name="P1"><text:tab/>To implement this website in the most efficient and economic manner possible, we used a number of free tools, chief of which is the Google App Engine, which served as the host for our site. The majority of the code is written in python (via GAE’s Python API). Schema validation was accomplished using Minixsv. Python’s ElementTree was used to parse and write XML files, allowing for relatively easy import/export of the data into the GAE Datastore, which in turn provides the website with easy access to our data. The data models we used and the relationships between them were carefully designed in UML with the help of Gliffy to display a readable class diagram for quick reference throughout production. To put the information on the website, Django templates were used to dynamically generate the HTML pages from the data in the Datastore, which can then be displayed by the Google App Engine. GAE also provides a search API for implementing our in-site search. Finally, we used GitHub to coordinate our efforts and keep track of all project issues.</text:p>
      <text:p text:style-name="Standard">Finally, we needed to guarantee that our site worked as intended. The import/export feature was the primary target of our automated unit tests. For these we used snippets of an XML document that we could paste together in different combinations that would pick out the various corner cases involved in importing schema-verified data. These tests were then embedded into the GAEUnit framework. Acceptance tests, mostly done by hand were used for almost every other part of the site. The most difficult part of the project to test have been the Django templates, which have required us to walk through the various pages generated to make sure that all links and videos display correctly and that photos are being embedded and resized correctly, which did not always display similarly on different browsers. Also, we had to make sure all design decisions were implemented.</text:p>
      <text:p text:style-name="Standard">As for the effectiveness of our solution, that is difficult to measure. We hope that our users will get involved. Yet, even if we add visitor counters, it would not inform us as to how many of these visitors went on to contribute to organizations or in what fashion. All we can do is verify that our site works correctly and identify ways to improve i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hyphenation-ladder-count="no-limit" fo:text-indent="0.5in" style:auto-text-indent="false"/>
      <style:text-properties fo:color="#000000" style:font-name="Arial" fo:font-size="12pt" style:letter-kerning="true" style:font-name-asian="Arial" style:font-size-asian="12pt" style:font-size-complex="12pt" style:language-complex="en" style:country-complex="U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2" style:display-name="Heading 2" style:family="paragraph" style:parent-style-name="Standard" style:default-outline-level="2" style:class="text">
      <style:paragraph-properties fo:margin-left="0in" fo:margin-right="0in" fo:margin-top="0.25in" fo:margin-bottom="0.0555in" fo:hyphenation-ladder-count="no-limit" fo:text-indent="0in" style:auto-text-indent="false"/>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Arial" fo:font-size="14pt" fo:font-weight="bold" style:letter-kerning="true" style:font-name-asian="Arial" style:font-size-asian="14pt" style:font-weight-asian="bold" style:font-name-complex="Arial" style:font-size-complex="14pt" style:language-complex="en" style:country-complex="US"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6874in" fo:margin-bottom="0.6874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Robert</meta:initial-creator>
    <dc:creator>Robert</dc:creator>
    <meta:creation-date>2012-07-24T06:18:00Z</meta:creation-date>
    <dc:date>2012-07-25T04:46:00Z</dc:date>
    <meta:editing-cycles>6</meta:editing-cycles>
    <meta:editing-duration>PT2340S</meta:editing-duration>
    <meta:document-statistic meta:character-count="6485" meta:non-whitespace-character-count="5528" meta:page-count="2" meta:paragraph-count="12" meta:row-count="46" meta:word-count="969"/>
    <meta:template xlink:type="simple" xlink:actuate="onRequest" xlink:title="" xlink:href="Normal"/>
  </office:meta>
</office:document-meta>
</file>